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3cm" draw:marker-end-width="0.3cm" draw:fill-color="#ccccff" draw:textarea-horizontal-align="justify" draw:textarea-vertical-align="bottom" draw:auto-grow-height="false" fo:padding-top="0.58cm" fo:padding-bottom="0.075cm" fo:padding-left="0.2cm" fo:padding-right="0.2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padding-top="0.63cm" draw:shadow="visibl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padding-top="-0.37cm" draw:shadow="visible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textarea-horizontal-align="center" draw:textarea-vertical-align="top" fo:padding-top="-0.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cm" svg:stroke-color="#000000" draw:marker-start-width="0.3cm" draw:marker-end-width="0.3cm" draw:fill="none" draw:fill-color="#ffffff" draw:auto-grow-height="true" draw:auto-grow-width="false" fo:max-height="0cm" fo:min-height="4.511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auto-grow-height="true" draw:auto-grow-width="false" fo:max-height="0cm" fo:min-height="4.35cm" fo:padding-top="0.075cm" fo:padding-bottom="0.075cm" fo:padding-left="0.2cm" fo:padding-right="0.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標準-subtitle">
      <style:graphic-properties draw:fill-color="#ffffff" fo:min-height="17.685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title">
      <style:graphic-properties fo:min-height="3.256cm"/>
    </style:style>
    <style:style style:name="pr4" style:family="presentation" style:parent-style-name="標準-outline1">
      <style:graphic-properties fo:min-height="13.609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draw:auto-grow-height="true" fo:min-height="3.507cm"/>
    </style:style>
    <style:style style:name="pr7" style:family="presentation" style:parent-style-name="標準-outline1">
      <style:graphic-properties fo:min-height="13.61cm"/>
    </style:style>
    <style:style style:name="pr8" style:family="presentation" style:parent-style-name="標準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outline="true" fo:font-weight="bold" style:font-weight-asian="bold" style:font-weight-complex="bold"/>
    </style:style>
    <style:style style:name="P3" style:family="paragraph">
      <style:paragraph-properties fo:text-align="center"/>
      <style:text-properties style:text-outline="true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true" fo:font-weight="bold" style:font-weight-asian="bold" style:font-weight-complex="bold"/>
    </style:style>
    <style:style style:name="T3" style:family="text">
      <style:text-properties style:text-outline="tru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685cm" svg:x="1.4cm" svg:y="0.962cm" presentation:class="subtitle">
          <draw:text-box>
            <text:p>3. <text:span text:style-name="T1">Ruby-M3G</text:span>って何ですか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 とは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sktop-M3GをRubyから使うためのバインダー</text:p>
              </text:list-item>
              <text:list-item>
                <text:p>開発はここで</text:p>
                <text:list>
                  <text:list-item>
                    <text:p>http://code.google.com/p/ruby-m3g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2" draw:text-style-name="P2" draw:layer="layout" svg:width="17.5cm" svg:height="7.5cm" svg:x="1.5cm" svg:y="8cm">
          <text:p text:style-name="P1"><text:span text:style-name="T2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7cm" presentation:class="title">
          <draw:text-box>
            <text:p>Ruby-M3G開発の狙い</text:p>
          </draw:text-box>
        </draw:frame>
        <draw:frame presentation:style-name="pr4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Rubyで3Dゲーム・ツールを作るため</text:p>
              </text:list-item>
            </text:list>
          </draw:text-box>
        </draw:frame>
        <draw:custom-shape draw:style-name="gr3" draw:text-style-name="P2" draw:id="id2" draw:layer="layout" svg:width="5.5cm" svg:height="4cm" svg:x="3cm" svg:y="9.5cm">
          <text:p text:style-name="P1"><text:span text:style-name="T2">ゲーム</text:span></text:p>
          <text:p text:style-name="P1"><text:span text:style-name="T2">Ruby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5.5cm" svg:height="4cm" svg:x="11.5cm" svg:y="9.5cm">
          <text:p text:style-name="P1"><text:span text:style-name="T2"/></text:p>
          <text:p text:style-name="P1"><text:span text:style-name="T2">Desktop-M3G</text:span></text:p>
          <text:p text:style-name="P1"><text:span text:style-name="T2">C++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3" draw:layer="layout" svg:width="5.5cm" svg:height="4cm" svg:x="20cm" svg:y="9.5cm">
          <text:p text:style-name="P1"><text:span text:style-name="T3">GPU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5cm" svg:y1="11.5cm" svg:x2="8.5cm" svg:y2="11.5cm" draw:start-shape="id1" draw:start-glue-point="3" draw:end-shape="id2" draw:end-glue-point="1" svg:d="m11500 11500h-3000">
          <text:p text:style-name="P1">M3G API</text:p>
        </draw:connector>
        <draw:connector draw:style-name="gr6" draw:text-style-name="P1" draw:layer="layout" svg:x1="20cm" svg:y1="11.5cm" svg:x2="17cm" svg:y2="11.5cm" draw:start-shape="id3" draw:start-glue-point="3" draw:end-shape="id1" draw:end-glue-point="1" svg:d="m20000 11500h-3000">
          <text:p text:style-name="P1">OpenGL</text:p>
        </draw:connector>
        <draw:frame draw:style-name="gr7" draw:layer="layout" svg:width="7cm" svg:height="2.297cm" svg:x="11cm" svg:y="16.021cm">
          <draw:text-box>
            <text:p>速度が必要なところ</text:p>
            <text:p>- スキニング</text:p>
            <text:p>- アニメーション</text:p>
          </draw:text-box>
        </draw:frame>
        <draw:frame draw:style-name="gr7" draw:layer="layout" svg:width="7.5cm" svg:height="1.615cm" svg:x="19.5cm" svg:y="16cm">
          <draw:text-box>
            <text:p>固定機能</text:p>
            <text:p>- トライアングルの描画</text:p>
          </draw:text-box>
        </draw:frame>
        <draw:frame draw:style-name="gr7" draw:layer="layout" svg:width="7cm" svg:height="1.615cm" svg:x="2.5cm" svg:y="16cm">
          <draw:text-box>
            <text:p>アプリは人間にやさしいスクリプト言語で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uby-OpenGL?</text:p>
                <text:list>
                  <text:list-item>
                    <text:p>ゲームを作るのに機能不足<text:tab/></text:p>
                    <text:list>
                      <text:list-item>
                        <text:p>アニメーション、スキニング、ファイルフォーマット、</text:p>
                      </text:list-item>
                      <text:list-item>
                        <text:p>これらをRubyで書くと遅すぎる</text:p>
                      </text:list-item>
                    </text:list>
                  </text:list-item>
                </text:list>
              </text:list-item>
              <text:list-item>
                <text:p>Ruby-Ogre3D?</text:p>
                <text:list>
                  <text:list-item>
                    <text:p>何でも入りのゲームエンジン</text:p>
                    <text:list>
                      <text:list-item>
                        <text:p>使えるようになるまでが大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のここが凄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++の拡張ライブラリとして実装</text:p>
                <text:list>
                  <text:list-item>
                    <text:p>Rubyは関数コールだけ</text:p>
                  </text:list-item>
                  <text:list-item>
                    <text:p>C++と同等の速度</text:p>
                  </text:list-item>
                </text:list>
              </text:list-item>
              <text:list-item>
                <text:p>JAVAの標準化プロセスを経た公式なAPI</text:p>
                <text:list>
                  <text:list-item>
                    <text:p><text:span text:style-name="T4">私の作った怪しい</text:span><text:span text:style-name="T4">API</text:span><text:span text:style-name="T4">ではありません</text:span><text:span text:style-name="T4">!</text:span></text:p>
                  </text:list-item>
                </text:list>
              </text:list-item>
              <text:list-item>
                <text:p><text:span text:style-name="T5">これ</text:span><text:span text:style-name="T5">1</text:span><text:span text:style-name="T5">つ覚えれば</text:span><text:span text:style-name="T5">3D</text:span><text:span text:style-name="T5">ゲームが作れ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の使い方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C++のDesktop-M3Gをインストール済み</text:p>
              </text:list-item>
              <text:list-item>
                <text:p>Ruby-M3Gをダウンロード</text:p>
              </text:list-item>
              <text:list-item>
                <text:p>srcの下で</text:p>
                <text:list>
                  <text:list-item>
                    <text:p>./extconf.rb, make, make site-install</text:p>
                  </text:list-item>
                </text:list>
              </text:list-item>
              <text:list-item>
                <text:p>別途ruby-glut/qtなどが必要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3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equire 'm3g'</text:p>
              </text:list-item>
              <text:list-item>
                <text:p>基本的にC++版と同じ</text:p>
                <text:list>
                  <text:list-item>
                    <text:p>addChild が add_child</text:p>
                  </text:list-item>
                  <text:list-item>
                    <text:p>setColor が color=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frame draw:style-name="gr8" draw:text-style-name="P4" draw:layer="layout" svg:width="18.5cm" svg:height="4.723cm" svg:x="5cm" svg:y="4.339cm">
          <draw:text-box>
            <text:p><text:span text:style-name="T6">#incude “m3g.hpp”</text:span></text:p>
            <text:p><text:span text:style-name="T6"/></text:p>
            <text:p><text:span text:style-name="T6">World* <text:s text:c="5"/>wld = new World;</text:span></text:p>
            <text:p><text:span text:style-name="T6">Graphics3D* g3d = Graphics3D::getInstance();</text:span></text:p>
            <text:p><text:span text:style-name="T6"/></text:p>
            <text:p><text:span text:style-name="T6">g3d-&gt;render (wld);</text:span></text:p>
          </draw:text-box>
        </draw:frame>
        <draw:frame draw:style-name="gr9" draw:text-style-name="P4" draw:layer="layout" svg:width="18.5cm" svg:height="4.723cm" svg:x="5cm" svg:y="12.5cm">
          <draw:text-box>
            <text:p><text:span text:style-name="T6">require “m3g”</text:span></text:p>
            <text:p><text:span text:style-name="T6"/></text:p>
            <text:p><text:span text:style-name="T6">@wld = M3G::World.new</text:span></text:p>
            <text:p><text:span text:style-name="T6">@g3d = Graphics3D::instance</text:span></text:p>
            <text:p><text:span text:style-name="T6"/></text:p>
            <text:p><text:span text:style-name="T6">@g3d.render @wld</text:span></text:p>
          </draw:text-box>
        </draw:frame>
        <draw:frame draw:style-name="gr7" draw:text-style-name="P5" draw:layer="layout" svg:width="4cm" svg:height="1.161cm" svg:x="11.5cm" svg:y="2.5cm">
          <draw:text-box>
            <text:p><text:span text:style-name="T7">C++</text:span></text:p>
          </draw:text-box>
        </draw:frame>
        <draw:frame draw:style-name="gr10" draw:text-style-name="P5" draw:layer="layout" svg:width="4cm" svg:height="1.5cm" svg:x="11.5cm" svg:y="10.5cm">
          <draw:text-box>
            <text:p><text:span text:style-name="T7">Rub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6" draw:layer="layout" svg:width="25.199cm" svg:height="3.507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キュービックデモ</text:p>
                <text:list>
                  <text:list-item>
                    <text:p>(M3Gライブラリを除けば)100%Rub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32">
        <draw:frame presentation:style-name="pr8" draw:layer="layout" svg:width="25.199cm" svg:height="17.686cm" svg:x="1.4cm" svg:y="0.962cm" presentation:class="subtitle">
          <draw:text-box>
            <text:p>終わり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ゴシック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IPAゴシック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IPAゴシック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21T11:23:14</meta:creation-date>
    <meta:editing-duration>PT05H25M54S</meta:editing-duration>
    <meta:editing-cycles>5</meta:editing-cycles>
    <dc:date>2010-08-24T13:35:43</dc:date>
    <meta:generator>OpenOffice.org/3.2$Linux OpenOffice.org_project/320m12$Build-9483</meta:generator>
    <meta:document-statistic meta:object-count="70"/>
  </office:meta>
</office:document-meta>
</file>